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f4a" officeooo:paragraph-rsid="0003ef4a"/>
    </style:style>
    <style:style style:name="P2" style:family="paragraph" style:parent-style-name="Standard">
      <style:text-properties officeooo:rsid="0003ef4a" officeooo:paragraph-rsid="0004dc23"/>
    </style:style>
    <style:style style:name="P3" style:family="paragraph" style:parent-style-name="Standard">
      <style:text-properties officeooo:rsid="0003ef4a" officeooo:paragraph-rsid="00065098"/>
    </style:style>
    <style:style style:name="P4" style:family="paragraph" style:parent-style-name="Standard">
      <style:text-properties officeooo:rsid="0003ef4a" officeooo:paragraph-rsid="0008018b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ef4a" officeooo:paragraph-rsid="0003ef4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3ef4a" officeooo:paragraph-rsid="0004dc2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3ef4a" officeooo:paragraph-rsid="0006509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3ef4a" officeooo:paragraph-rsid="0008018b" style:font-weight-asian="bold" style:font-weight-complex="bold"/>
    </style:style>
    <style:style style:name="T1" style:family="text">
      <style:text-properties officeooo:rsid="0004dc23"/>
    </style:style>
    <style:style style:name="T2" style:family="text">
      <style:text-properties officeooo:rsid="00065098"/>
    </style:style>
    <style:style style:name="T3" style:family="text">
      <style:text-properties officeooo:rsid="00080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01 </text:p>
      <text:p text:style-name="P1">2 players FR 1K</text:p>
      <text:p text:style-name="P1">2 players DE 5K</text:p>
      <text:p text:style-name="P1">Country Gap = 4</text:p>
      <text:p text:style-name="P1">Pairing : DE-FR, DE-FR</text:p>
      <text:p text:style-name="P1"/>
      <text:p text:style-name="P5">Test02</text:p>
      <text:p text:style-name="P1">2 players FR 1K</text:p>
      <text:p text:style-name="P1">2 players DE 5K</text:p>
      <text:p text:style-name="P1">Country Gap = 3</text:p>
      <text:p text:style-name="P1">Pairing : FR-FR, DE-DE</text:p>
      <text:p text:style-name="P1"/>
      <text:p text:style-name="P5">Test11</text:p>
      <text:p text:style-name="P1">2 players TO 2K</text:p>
      <text:p text:style-name="P1">2 players GR 5K</text:p>
      <text:p text:style-name="P1">Club Gap = 3</text:p>
      <text:p text:style-name="P1">Pairing : TO-GR, TO-GR</text:p>
      <text:p text:style-name="P1"/>
      <text:p text:style-name="P5">Test12</text:p>
      <text:p text:style-name="P1">2 players TO 2K</text:p>
      <text:p text:style-name="P1">2 players GR 5K</text:p>
      <text:p text:style-name="P1">Club Gap = 2</text:p>
      <text:p text:style-name="P1">Pairing : TO-TO, GR-GR</text:p>
      <text:p text:style-name="P1"/>
      <text:p text:style-name="P6">Test2<text:span text:style-name="T1">1</text:span></text:p>
      <text:p text:style-name="P2">2 players BA <text:span text:style-name="T1">1</text:span>K <text:span text:style-name="T1">group=31</text:span></text:p>
      <text:p text:style-name="P2">2 players <text:span text:style-name="T1">TO</text:span> <text:span text:style-name="T1">2</text:span>K <text:s/><text:span text:style-name="T1">group=31</text:span></text:p>
      <text:p text:style-name="P2">2 players <text:span text:style-name="T1">GR</text:span> <text:span text:style-name="T1">5</text:span>K <text:s/><text:span text:style-name="T1">group=38</text:span></text:p>
      <text:p text:style-name="P2">2 players <text:span text:style-name="T1">GJ</text:span> <text:span text:style-name="T1">6</text:span>K <text:s text:c="2"/><text:span text:style-name="T1">group=38</text:span></text:p>
      <text:p text:style-name="P2">Club Gap = <text:span text:style-name="T1">0</text:span></text:p>
      <text:p text:style-name="P2">Pairing : <text:span text:style-name="T1">BA-BA, TO-TO, GR-GR, GJ-GJ</text:span></text:p>
      <text:p text:style-name="P2"/>
      <text:p text:style-name="P5">Test2<text:span text:style-name="T1">2</text:span></text:p>
      <text:p text:style-name="P1">2 players BA <text:span text:style-name="T1">1</text:span>K <text:span text:style-name="T1">group=31</text:span></text:p>
      <text:p text:style-name="P2">2 players <text:span text:style-name="T1">TO</text:span> <text:span text:style-name="T1">2</text:span>K <text:s/><text:span text:style-name="T1">group=31</text:span></text:p>
      <text:p text:style-name="P2">2 players <text:span text:style-name="T1">GR</text:span> <text:span text:style-name="T1">5</text:span>K <text:s/><text:span text:style-name="T1">group=38</text:span></text:p>
      <text:p text:style-name="P2">2 players <text:span text:style-name="T1">GJ</text:span> <text:span text:style-name="T1">6</text:span>K <text:s text:c="2"/><text:span text:style-name="T1">group=38</text:span></text:p>
      <text:p text:style-name="P2">Club Gap = <text:span text:style-name="T1">1</text:span></text:p>
      <text:p text:style-name="P1">Pairing : <text:s/><text:span text:style-name="T1">2 X BA-TO, 2X GR-GJ</text:span></text:p>
      <text:p text:style-name="P1"/>
      <text:p text:style-name="P7">Test2<text:span text:style-name="T2">3</text:span></text:p>
      <text:p text:style-name="P3">2 players BA <text:span text:style-name="T1">1</text:span>K <text:span text:style-name="T1">group=31</text:span></text:p>
      <text:p text:style-name="P3">2 players <text:span text:style-name="T1">TO</text:span> <text:span text:style-name="T1">2</text:span>K <text:s/><text:span text:style-name="T1">group=31</text:span></text:p>
      <text:p text:style-name="P3">2 players <text:span text:style-name="T1">GR</text:span> <text:span text:style-name="T1">5</text:span>K <text:s/><text:span text:style-name="T1">group=38</text:span></text:p>
      <text:p text:style-name="P3">2 players <text:span text:style-name="T1">GJ</text:span> <text:span text:style-name="T1">6</text:span>K <text:s text:c="2"/><text:span text:style-name="T1">group=38</text:span></text:p>
      <text:p text:style-name="P3">Club Gap = <text:span text:style-name="T2">4</text:span></text:p>
      <text:p text:style-name="P3">Pairing : <text:s/><text:span text:style-name="T2">2 X BA-GR, 2 X TO -GJ</text:span></text:p>
      <text:p text:style-name="P3"/>
      <text:p text:style-name="P8"/>
      <text:p text:style-name="P8"/>
      <text:p text:style-name="P8"/>
      <text:p text:style-name="P8"/>
      <text:p text:style-name="P8"><text:soft-page-break/>Test<text:span text:style-name="T3">31</text:span></text:p>
      <text:p text:style-name="P4">2 players BA <text:span text:style-name="T1">1</text:span>K <text:span text:style-name="T1">group=31</text:span></text:p>
      <text:p text:style-name="P4">2 players <text:span text:style-name="T3">DE BE</text:span> <text:span text:style-name="T1">1</text:span>K</text:p>
      <text:p text:style-name="P4">2 players <text:span text:style-name="T1">TO</text:span> <text:span text:style-name="T1">2</text:span>K <text:s/><text:span text:style-name="T1">group=31</text:span></text:p>
      <text:p text:style-name="P4">2 players <text:span text:style-name="T3">DE TU</text:span> <text:span text:style-name="T3">2</text:span>K</text:p>
      <text:p text:style-name="P4">2 players <text:span text:style-name="T1">GR</text:span> <text:span text:style-name="T1">5</text:span>K <text:s/><text:span text:style-name="T1">group=38</text:span></text:p>
      <text:p text:style-name="P4">2 players <text:span text:style-name="T3">DE GÖ</text:span> <text:span text:style-name="T3">6</text:span>K</text:p>
      <text:p text:style-name="P4">2 players <text:span text:style-name="T1">GJ</text:span> <text:span text:style-name="T1">6</text:span>K <text:s text:c="2"/><text:span text:style-name="T1">group=38</text:span></text:p>
      <text:p text:style-name="P4">2 players <text:span text:style-name="T3">DE GL</text:span> <text:span text:style-name="T3">7</text:span>K</text:p>
      <text:p text:style-name="P4"/>
      <text:p text:style-name="P4"><text:span text:style-name="T3">Country gap = 1 </text:span>Club Gap = <text:span text:style-name="T2">4</text:span></text:p>
      <text:p text:style-name="P4">Pairing : <text:s/><text:span text:style-name="T2">2 X BA-BE, 2 X TO-TU, 2 X GR-GÖ, 2 X GJ-GL</text:span></text:p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2S</meta:editing-duration>
    <meta:editing-cycles>4</meta:editing-cycles>
    <meta:generator>LibreOffice/5.1.6.2$Windows_x86 LibreOffice_project/07ac168c60a517dba0f0d7bc7540f5afa45f0909</meta:generator>
    <dc:date>2020-03-13T16:41:07.436000000</dc:date>
    <meta:document-statistic meta:table-count="0" meta:image-count="0" meta:object-count="0" meta:page-count="2" meta:paragraph-count="52" meta:word-count="228" meta:character-count="998" meta:non-whitespace-character-count="802"/>
    <meta:user-defined meta:name="Info 1"/>
    <meta:user-defined meta:name="Info 2"/>
    <meta:user-defined meta:name="Info 3"/>
    <meta:user-defined meta:name="Info 4"/>
  </office:meta>
</office:document-meta>
</file>